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4.5in" style:rel-width="100%" table:align="center"/>
    </style:style>
    <style:style style:name="Table8.A" style:family="table-column">
      <style:table-column-properties style:column-width="4.5in" style:rel-column-width="6480*"/>
    </style:style>
    <style:style style:name="Table8.A1" style:family="table-cell">
      <style:table-cell-properties style:vertical-align="middle" fo:padding="0.0201in" fo:border-left="none" fo:border-right="none" fo:border-top="0.25pt solid #000000" fo:border-bottom="0.25pt solid #000000" style:writing-mode="lr-tb"/>
    </style:style>
    <style:style style:name="Table9" style:family="table">
      <style:table-properties style:width="4.5in" style:rel-width="100%" table:align="center"/>
    </style:style>
    <style:style style:name="Table9.A" style:family="table-column">
      <style:table-column-properties style:column-width="4.5in" style:rel-column-width="10794*"/>
    </style:style>
    <style:style style:name="Table9.A1" style:family="table-cell">
      <style:table-cell-properties style:vertical-align="middle" fo:padding="0.0201in" fo:border-left="none" fo:border-right="none" fo:border-top="0.25pt solid #000000" fo:border-bottom="0.25pt solid #000000" style:writing-mode="lr-tb"/>
    </style:style>
    <style:style style:name="Table10" style:family="table">
      <style:table-properties style:width="4.5in" style:rel-width="100%" table:align="center"/>
    </style:style>
    <style:style style:name="Table10.A" style:family="table-column">
      <style:table-column-properties style:column-width="4.5in" style:rel-column-width="10794*"/>
    </style:style>
    <style:style style:name="Table10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11" style:family="table" style:master-page-name="">
      <style:table-properties style:width="4.5in" style:rel-width="100%" style:page-number="auto" fo:break-before="auto" fo:break-after="auto" table:align="center"/>
    </style:style>
    <style:style style:name="Table11.A" style:family="table-column">
      <style:table-column-properties style:column-width="4.5in" style:rel-column-width="10800*"/>
    </style:style>
    <style:style style:name="Table11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text-underline-style="solid" style:text-underline-width="auto" style:text-underline-color="font-color" officeooo:paragraph-rsid="0077c0f4" style:font-size-asian="10pt" style:font-size-complex="10pt"/>
    </style:style>
    <style:style style:name="P3" style:family="paragraph" style:parent-style-name="Normal">
      <style:text-properties style:font-name="Arial" fo:font-size="10pt" style:text-underline-style="solid" style:text-underline-width="auto" style:text-underline-color="font-color" officeooo:paragraph-rsid="00cfedc5" style:font-size-asian="10pt" style:font-size-complex="10pt"/>
    </style:style>
    <style:style style:name="P4" style:family="paragraph" style:parent-style-name="Normal">
      <style:text-properties style:font-name="Arial" fo:font-size="10pt" style:font-size-asian="10pt" style:font-size-complex="10pt"/>
    </style:style>
    <style:style style:name="P5" style:family="paragraph" style:parent-style-name="Normal">
      <style:text-properties style:font-name="Arial" fo:font-size="10pt" officeooo:paragraph-rsid="0077c0f4" style:font-size-asian="10pt" style:font-size-complex="10pt"/>
    </style:style>
    <style:style style:name="P6" style:family="paragraph" style:parent-style-name="Normal">
      <style:text-properties style:font-name="Arial" fo:font-size="10pt" officeooo:paragraph-rsid="00411426" style:font-size-asian="10pt" style:font-size-complex="10pt"/>
    </style:style>
    <style:style style:name="P7" style:family="paragraph" style:parent-style-name="Normal">
      <style:paragraph-properties fo:text-align="center" style:justify-single-word="false"/>
      <style:text-properties style:font-name="Arial" fo:font-size="10pt" officeooo:rsid="0039a1b4" officeooo:paragraph-rsid="00c17f57" style:font-size-asian="10pt" style:font-size-complex="10pt"/>
    </style:style>
    <style:style style:name="P8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Normal">
      <style:paragraph-properties fo:text-align="start" style:justify-single-word="false"/>
      <style:text-properties style:font-name="Arial" fo:font-size="10pt" officeooo:paragraph-rsid="005ff605" style:font-size-asian="10pt" style:font-size-complex="10pt"/>
    </style:style>
    <style:style style:name="P10" style:family="paragraph" style:parent-style-name="Normal">
      <style:text-properties style:font-name="Arial" fo:font-size="10pt" officeooo:paragraph-rsid="00cfedc5" style:font-size-asian="10pt" style:font-size-complex="10pt"/>
    </style:style>
    <style:style style:name="P11" style:family="paragraph" style:parent-style-name="Normal">
      <style:text-properties style:font-name="Arial" fo:font-size="10pt" fo:font-style="normal" style:font-size-asian="10pt" style:font-style-asian="normal" style:font-size-complex="10pt" style:font-style-complex="normal"/>
    </style:style>
    <style:style style:name="P12" style:family="paragraph" style:parent-style-name="Normal">
      <style:text-properties style:font-name="Arial" fo:font-size="10pt" fo:font-style="normal" officeooo:paragraph-rsid="00c3a358" style:font-size-asian="10pt" style:font-style-asian="normal" style:font-size-complex="10pt" style:font-style-complex="normal"/>
    </style:style>
    <style:style style:name="P13" style:family="paragraph" style:parent-style-name="Normal">
      <style:text-properties style:font-name="Arial" fo:font-size="10pt" fo:font-style="normal" officeooo:rsid="00409c46" officeooo:paragraph-rsid="00409c46" style:font-size-asian="10pt" style:font-style-asian="normal" style:font-size-complex="10pt" style:font-style-complex="normal"/>
    </style:style>
    <style:style style:name="P14" style:family="paragraph" style:parent-style-name="Normal">
      <style:text-properties style:font-name="Arial" fo:font-size="10pt" fo:font-style="normal" style:text-underline-style="none" officeooo:rsid="00409c46" officeooo:paragraph-rsid="00409c46" style:font-size-asian="10pt" style:font-style-asian="normal" style:font-size-complex="10pt" style:font-style-complex="normal"/>
    </style:style>
    <style:style style:name="P15" style:family="paragraph" style:parent-style-name="Normal">
      <style:paragraph-properties fo:text-align="center" style:justify-single-word="false"/>
      <style:text-properties style:font-name="Arial" fo:font-size="10pt" fo:font-style="normal" style:text-underline-style="none" fo:font-weight="bold" officeooo:rsid="00409c46" officeooo:paragraph-rsid="00c17f5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Normal">
      <style:text-properties style:font-name="Arial" fo:font-size="10pt" style:text-underline-style="none" style:font-size-asian="10pt" style:font-size-complex="10pt"/>
    </style:style>
    <style:style style:name="P17" style:family="paragraph" style:parent-style-name="Normal">
      <style:text-properties style:font-name="Arial" fo:font-size="10pt" style:text-underline-style="none" officeooo:rsid="0039a1b4" officeooo:paragraph-rsid="0039a1b4" style:font-size-asian="10pt" style:font-size-complex="10pt"/>
    </style:style>
    <style:style style:name="P18" style:family="paragraph" style:parent-style-name="Normal">
      <style:text-properties style:font-name="Arial" fo:font-size="10pt" style:text-underline-style="none" officeooo:paragraph-rsid="00cfedc5" style:font-size-asian="10pt" style:font-size-complex="10pt"/>
    </style:style>
    <style:style style:name="P19" style:family="paragraph" style:parent-style-name="Normal">
      <style:paragraph-properties fo:text-align="center" style:justify-single-word="false"/>
      <style:text-properties style:font-name="Arial" fo:font-size="10pt" style:text-underline-style="none" fo:font-weight="bold" officeooo:paragraph-rsid="00c17f57" style:font-size-asian="10pt" style:font-weight-asian="bold" style:font-size-complex="10pt" style:font-weight-complex="bold"/>
    </style:style>
    <style:style style:name="P20" style:family="paragraph" style:parent-style-name="Normal">
      <style:paragraph-properties fo:text-align="center" style:justify-single-word="false"/>
      <style:text-properties style:font-name="Arial" fo:font-size="2pt" fo:font-style="normal" style:text-underline-style="none" fo:font-weight="normal" officeooo:paragraph-rsid="007abf4c" style:font-size-asian="1.75pt" style:font-style-asian="normal" style:font-weight-asian="normal" style:font-size-complex="2pt" style:font-style-complex="normal" style:font-weight-complex="normal"/>
    </style:style>
    <style:style style:name="P21" style:family="paragraph" style:parent-style-name="Text_20_body" style:master-page-name="">
      <style:paragraph-properties style:page-number="auto" fo:break-before="auto" fo:break-after="auto"/>
    </style:style>
    <style:style style:name="P22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officeooo:rsid="00c13268" officeooo:paragraph-rsid="00c13268" style:font-size-asian="10pt" style:font-weight-asian="bold" style:font-size-complex="10pt" style:font-weight-complex="bold"/>
    </style:style>
    <style:style style:name="P23" style:family="paragraph" style:parent-style-name="Normal" style:list-style-name="L1">
      <style:text-properties style:font-name="Arial" fo:font-size="10pt" officeooo:rsid="00409c46" style:font-size-asian="10pt" style:font-size-complex="10pt"/>
    </style:style>
    <style:style style:name="P24" style:family="paragraph" style:parent-style-name="Normal" style:list-style-name="L1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5fd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765fd9"/>
    </style:style>
    <style:style style:name="T6" style:family="text">
      <style:text-properties style:text-underline-style="none" officeooo:rsid="00baa19b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bcf159" style:font-weight-asian="bold" style:font-weight-complex="bold"/>
    </style:style>
    <style:style style:name="T9" style:family="text">
      <style:text-properties style:text-underline-style="none" fo:font-weight="bold" officeooo:rsid="00765fd9" style:font-weight-asian="bold" style:font-weight-complex="bold"/>
    </style:style>
    <style:style style:name="T10" style:family="text">
      <style:text-properties style:text-underline-style="none" officeooo:rsid="00c87564"/>
    </style:style>
    <style:style style:name="T11" style:family="text">
      <style:text-properties style:text-underline-style="none" officeooo:rsid="00ca36df"/>
    </style:style>
    <style:style style:name="T12" style:family="text">
      <style:text-properties style:text-underline-style="none" officeooo:rsid="00ce20cf"/>
    </style:style>
    <style:style style:name="T13" style:family="text">
      <style:text-properties officeooo:rsid="0029aecc"/>
    </style:style>
    <style:style style:name="T14" style:family="text">
      <style:text-properties officeooo:rsid="0039a1b4"/>
    </style:style>
    <style:style style:name="T15" style:family="text">
      <style:text-properties officeooo:rsid="00411426"/>
    </style:style>
    <style:style style:name="T16" style:family="text">
      <style:text-properties officeooo:rsid="004f81a5"/>
    </style:style>
    <style:style style:name="T17" style:family="text">
      <style:text-properties officeooo:rsid="005ff605"/>
    </style:style>
    <style:style style:name="T18" style:family="text">
      <style:text-properties officeooo:rsid="00691093"/>
    </style:style>
    <style:style style:name="T19" style:family="text">
      <style:text-properties officeooo:rsid="00a2a98f"/>
    </style:style>
    <style:style style:name="T20" style:family="text">
      <style:text-properties officeooo:rsid="00baa19b"/>
    </style:style>
    <style:style style:name="T21" style:family="text">
      <style:text-properties officeooo:rsid="00bcf159"/>
    </style:style>
    <style:style style:name="T22" style:family="text">
      <style:text-properties officeooo:rsid="00c13268"/>
    </style:style>
    <style:style style:name="T23" style:family="text">
      <style:text-properties officeooo:rsid="00c87564"/>
    </style:style>
    <style:style style:name="T24" style:family="text">
      <style:text-properties officeooo:rsid="00cb3b66"/>
    </style:style>
    <style:style style:name="T25" style:family="text">
      <style:text-properties officeooo:rsid="004bbbae"/>
    </style:style>
    <style:style style:name="T26" style:family="text">
      <style:text-properties officeooo:rsid="00d14e32"/>
    </style:style>
    <style:style style:name="T27" style:family="text">
      <style:text-properties officeooo:rsid="00d2c288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8193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3193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8193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.0693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3193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69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PERTIES</text:p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4"/>
            <text:p text:style-name="P15">A<text:span text:style-name="T21">gility</text:span> <text:span text:style-name="T22">Properties</text:span></text:p>
            <text:p text:style-name="P14"/>
            <text:p text:style-name="P13"><text:span text:style-name="T3">Actions (AP)</text:span><text:span text:style-name="T7">:</text:span><text:span text:style-name="T4"> </text:span><text:span text:style-name="T11">= </text:span><text:span text:style-name="T4">[(A + B) / 2] Taking an action costs </text:span><text:span text:style-name="T6">a number of </text:span><text:span text:style-name="T4">Action Points, </text:span><text:span text:style-name="T6">usually only 1AP</text:span><text:span text:style-name="T4">. AP refills at the beginning of your next turn.</text:span></text:p>
            <text:p text:style-name="P14"/>
            <text:p text:style-name="P12"><text:span text:style-name="T3">Speed</text:span><text:span text:style-name="T1">:</text:span> <text:span text:style-name="T24">= </text:span>[A + C] <text:span text:style-name="T26">base Speed.</text:span> <text:span text:style-name="T14">1AP to move at a walking pace of [</text:span>Speed<text:span text:style-name="T18">]</text:span> yds. <text:span text:style-name="T25">2AP per rnd to Run [Speed x 2] for up to [C x 5] mins. March at [Speed / 2] mph for up to [C x 2] hrs.</text:span></text:p>
            <text:p text:style-name="P11"/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7"/>
            <text:p text:style-name="P7"><text:span text:style-name="T7">B</text:span><text:span text:style-name="T8">rains Properties</text:span></text:p>
            <text:p text:style-name="P17"/>
            <text:p text:style-name="P4"><text:span text:style-name="T3">Experience (XP)</text:span><text:span text:style-name="T1">:</text:span> = [B <text:span text:style-name="T19">per session</text:span>] XP is <text:span text:style-name="T17">earned</text:span> <text:span text:style-name="T14">once per</text:span> <text:span text:style-name="T16">game session</text:span>. <text:span text:style-name="T26">+1 XP every time you roll a Botch.</text:span> The GN <text:span text:style-name="T17">may</text:span> give bonus XP. Spend XP to buy Abilities.</text:p>
            <text:p text:style-name="P4"/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/>
            <text:p text:style-name="P19">C<text:span text:style-name="T21">onstitution</text:span> <text:span text:style-name="T22">Properties</text:span></text:p>
            <text:p text:style-name="P10"/>
            <text:p text:style-name="P18"><text:span text:style-name="T3">Health (HP)</text:span><text:span text:style-name="T1">:</text:span> = <text:span text:style-name="T13">[C </text:span>x <text:span text:style-name="T23">3]</text:span> This is the <text:span text:style-name="T27">number of Wounds</text:span> you can take.</text:p>
            <text:p text:style-name="P18"/>
            <text:p text:style-name="P4"><text:span text:style-name="T3">Pain</text:span><text:span text:style-name="T1">:</text:span> = [C + D] <text:bookmark-start text:name="__DdeLink__112259_1922614264"/>The max Pain that you can take before falling unconscious. Pain is caused by <text:span text:style-name="T27">Wounds</text:span> and deprivation of Needs.<text:bookmark-end text:name="__DdeLink__112259_1922614264"/></text:p>
            <text:p text:style-name="P4"/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"/>
            <text:p text:style-name="P19">D<text:span text:style-name="T21">emeanor</text:span> <text:span text:style-name="T22">Properties</text:span></text:p>
            <text:p text:style-name="P16"/>
            <text:p text:style-name="P6"><text:span text:style-name="T3">Luck</text:span><text:span text:style-name="T1">:</text:span> = [D] <text:span text:style-name="T15">Luck rolls [d6 + current Luck points] are made to determine your fate in matters of pure chance. Luck points refill at dawn each day. </text:span>You may spend Luck in dramatic moments to:</text:p>
            <text:list xml:id="list778694683" text:style-name="L1">
              <text:list-item>
                <text:p text:style-name="P23">Take a re-roll with a +6 bonus.</text:p>
              </text:list-item>
              <text:list-item>
                <text:p text:style-name="P24"><text:span text:style-name="T14">Get +1AP</text:span>.</text:p>
              </text:list-item>
              <text:list-item>
                <text:p text:style-name="P24">Give a Luck point to a Comrade.</text:p>
              </text:list-item>
            </text:list>
            <text:p text:style-name="P2"/>
            <text:p text:style-name="P3"><text:span text:style-name="T2">Psyche</text:span><text:span text:style-name="T9">:</text:span><text:span text:style-name="T5"> = [D] This is </text:span><text:span text:style-name="T10">a rough</text:span><text:span text:style-name="T5"> measure of your mental health on a sliding scale from Crazy to Sane. Fill in the dot</text:span><text:span text:style-name="T12">s</text:span><text:span text:style-name="T5"> = [your Demeanor] counting from Crazy. </text:span><text:span text:style-name="T12">Events and experiences will alter this score.</text:span></text:p>
            <text:p text:style-name="P2"/>
            <text:p text:style-name="P5"><text:span text:style-name="T3">Comrades</text:span><text:span text:style-name="T1">:</text:span> <text:span text:style-name="T20">These are close allies for whom you would risk much to protect</text:span>. <text:span text:style-name="T15">List your Comrades in order of importance to you if you prefer.</text:span></text:p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7T12:06:01.455212681</dc:date>
    <meta:editing-cycles>110</meta:editing-cycles>
    <meta:editing-duration>P2DT12H6M49S</meta:editing-duration>
    <meta:document-statistic meta:table-count="4" meta:image-count="0" meta:object-count="0" meta:page-count="1" meta:paragraph-count="18" meta:word-count="273" meta:character-count="1357" meta:non-whitespace-character-count="1105"/>
    <meta:template xlink:type="simple" xlink:actuate="onRequest" xlink:title="" xlink:href="../../../Apocalyptia%203%20Manuscript.odt/Normal"/>
  </office:meta>
</office:document-meta>
</file>